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font-name="Courier 10 Pitch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margin-left="0.2957in" fo:margin-right="0in" fo:text-align="start" style:justify-single-word="false" fo:text-indent="0in" style:auto-text-indent="false" fo:break-before="page"/>
      <style:text-properties fo:font-variant="normal" fo:text-transform="none" fo:color="#000000" style:font-name="Courier 10 Pitch" fo:letter-spacing="normal" fo:font-style="normal" fo:font-weight="normal" style:font-weight-asian="normal" style:font-weight-complex="normal"/>
    </style:style>
    <style:style style:name="P9" style:family="paragraph" style:parent-style-name="Standard">
      <style:paragraph-properties fo:margin-left="0.2965in" fo:margin-right="0in" fo:text-align="start" style:justify-single-word="false" fo:text-indent="0in" style:auto-text-indent="false"/>
      <style:text-properties fo:font-variant="normal" fo:text-transform="none" fo:color="#000000" style:font-name="Courier 10 Pitch" fo:letter-spacing="normal" fo:font-style="normal" fo:font-weight="normal" style:font-weight-asian="normal" style:font-weight-complex="normal"/>
    </style:style>
    <style:style style:name="P10" style:family="paragraph" style:parent-style-name="Header"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ing Language Design</text:p>
      <text:p text:style-name="P1">7.4, 7.8, 7.16 (design only)</text:p>
      <text:p text:style-name="P1"/>
      <text:p text:style-name="P2">7.4</text:p>
      <text:p text:style-name="P6"><text:span text:style-name="T1">Arithmetic on integers, floats, ascii values, pointers</text:span></text:p>
      <text:p text:style-name="P6"><text:span text:style-name="T1"/></text:p>
      <text:p text:style-name="P4">7.8</text:p>
      <text:p text:style-name="P7">C:</text:p>
      <text:p text:style-name="P7"><text:tab/> 1 #include &lt;stdio.h&gt;</text:p>
      <text:p text:style-name="P7"><text:s text:c="6"/>2 #include &lt;math.h&gt;</text:p>
      <text:p text:style-name="P7"><text:s text:c="6"/>3 </text:p>
      <text:p text:style-name="P7"><text:s text:c="6"/>4 int main() {</text:p>
      <text:p text:style-name="P7"><text:s text:c="6"/>5 <text:s text:c="4"/>int i = pow(2, 30) + 65537;</text:p>
      <text:p text:style-name="P7"><text:s text:c="6"/>6 <text:s text:c="4"/>printf("Initial int value: %d\n", i);</text:p>
      <text:p text:style-name="P7"><text:s text:c="6"/>7 <text:s text:c="4"/>float f = i + 1.0;</text:p>
      <text:p text:style-name="P7"><text:s text:c="6"/>8 <text:s text:c="4"/>printf("Float value: %f\n", f);</text:p>
      <text:p text:style-name="P7"><text:s text:c="6"/>9 <text:s text:c="4"/>int i2 = f - 1;</text:p>
      <text:p text:style-name="P7"><text:s text:c="5"/>10 <text:s text:c="4"/>printf("Back to int value: %d\n", i2);</text:p>
      <text:p text:style-name="P7"><text:s text:c="5"/>11 <text:s text:c="4"/>return 0;</text:p>
      <text:p text:style-name="P7"><text:s text:c="5"/>12 }</text:p>
      <text:p text:style-name="P7">Output: </text:p>
      <text:p text:style-name="P7"><text:tab/>Initial int value: 1073807361</text:p>
      <text:p text:style-name="P7"><text:tab/>Float value: 1073807360.000000</text:p>
      <text:p text:style-name="P7"><text:tab/>Back to int value: 1073807359</text:p>
      <text:p text:style-name="P7"/>
      <text:p text:style-name="P7"/>
      <text:p text:style-name="P7">Java:</text:p>
      <text:p text:style-name="P7"><text:tab/> 1 public class ifconv {</text:p>
      <text:p text:style-name="P7"><text:s text:c="6"/>2 <text:s text:c="4"/>public static void main(String[] args) {</text:p>
      <text:p text:style-name="P7"><text:s text:c="6"/>3 <text:s text:c="8"/>int i = (int) java.lang.Math.pow(2, 30) + 65534;</text:p>
      <text:p text:style-name="P7"><text:s text:c="6"/>4 <text:s text:c="8"/>System.out.println("Initial int: " + i);</text:p>
      <text:p text:style-name="P7"><text:s text:c="6"/>5 <text:s text:c="8"/>float f = i + (float) 1.0;</text:p>
      <text:p text:style-name="P7"><text:s text:c="6"/>6 <text:s text:c="8"/>System.out.println("Float value: " + f);</text:p>
      <text:p text:style-name="P7"><text:s text:c="6"/>7 <text:s text:c="8"/>int i2 = (int) f - 1;</text:p>
      <text:p text:style-name="P7"><text:s text:c="6"/>8 <text:s text:c="8"/>System.out.println("New int value: " + i2);</text:p>
      <text:p text:style-name="P7"><text:s text:c="6"/>9 <text:s text:c="4"/>}</text:p>
      <text:p text:style-name="P7"><text:s text:c="5"/>10 }</text:p>
      <text:p text:style-name="P7">Output:</text:p>
      <text:p text:style-name="P7"><text:tab/>Initial int: 1073807358</text:p>
      <text:p text:style-name="P7"><text:tab/>Float value: 1.07380736E9</text:p>
      <text:p text:style-name="P7"><text:tab/>New int value: 1073807359</text:p>
      <text:p text:style-name="P7"/>
      <text:p text:style-name="P8"/>
      <text:p text:style-name="P5">7.16</text:p>
      <text:p text:style-name="P9">// (a)</text:p>
      <text:p text:style-name="P9">public Stack(int size) {<text:tab/>stack = new int[size]; }</text:p>
      <text:p text:style-name="P9"/>
      <text:p text:style-name="P9">public static void main(String[] args) {</text:p>
      <text:p text:style-name="P9"><text:tab/>Stack test = new Stack(10);</text:p>
      <text:p text:style-name="P9"><text:tab/>test.push(9);</text:p>
      <text:p text:style-name="P9"><text:tab/>test.push(1);</text:p>
      <text:p text:style-name="P9"><text:tab/>test.pop();</text:p>
      <text:p text:style-name="P9"><text:tab/>test.pop();</text:p>
      <text:p text:style-name="P9"><text:tab/>test.pop(); <text:s/>// should throw exception</text:p>
      <text:p text:style-name="P9">}</text:p>
      <text:p text:style-name="P9"/>
      <text:p text:style-name="P9">// (b)</text:p>
      <text:p text:style-name="P9">public int push(int n) throws StackOverflowException {</text:p>
      <text:p text:style-name="P9"><text:tab/>if (top &gt;= stack.size()) {</text:p>
      <text:p text:style-name="P9"><text:tab/><text:tab/>throw new StackOverflowException(“stack is full”);</text:p>
      <text:p text:style-name="P9"><text:tab/>}</text:p>
      <text:p text:style-name="P9"><text:tab/>return stack[++top] = n;</text:p>
      <text:p text:style-name="P9">}</text:p>
      <text:p text:style-name="P9"/>
      <text:p text:style-name="P9">// (c) </text:p>
      <text:p text:style-name="P9">// I'm not seeing how assert would be useful in the constructor..</text:p>
      <text:p text:style-name="P9">public Stack(int size) { stack = new int[size]; }</text:p>
      <text:p text:style-name="P9"/>
      <text:p text:style-name="P9">public static void main(String[] args) {</text:p>
      <text:p text:style-name="P9"><text:tab/>Stack test = new Stack(10);</text:p>
      <text:p text:style-name="P9"><text:tab/>assert top &lt; stack.size() : top;</text:p>
      <text:p text:style-name="P9"><text:tab/>test.push(9);</text:p>
      <text:p text:style-name="P9"><text:tab/>test.push(1);</text:p>
      <text:p text:style-name="P9"><text:tab/>test.pop();</text:p>
      <text:p text:style-name="P9"><text:tab/>test.pop();</text:p>
      <text:p text:style-name="P9"><text:tab/>assert top &gt; 0 : top;</text:p>
      <text:p text:style-name="P9"><text:tab/>test.pop(); <text:s/>// should not reach here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16pt" style:font-size-asian="16pt" style:font-size-complex="16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<text:tab/>Chapter 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1-22T16:18:57</meta:creation-date>
    <dc:creator>jb</dc:creator>
    <dc:date>2010-11-22T17:40:05</dc:date>
    <meta:editing-cycles>49</meta:editing-cycles>
    <meta:editing-duration>PT1H21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9" meta:word-count="253" meta:character-count="1826"/>
  </office:meta>
</office:document-meta>
</file>